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34729" officeooo:paragraph-rsid="00134729"/>
    </style:style>
    <style:style style:name="P2" style:family="paragraph" style:parent-style-name="Footer">
      <style:paragraph-properties fo:text-align="end" style:justify-single-word="false"/>
    </style:style>
    <style:style style:name="P3" style:family="paragraph" style:parent-style-name="Text_20_body">
      <style:text-properties officeooo:rsid="00134729" officeooo:paragraph-rsid="0014393e"/>
    </style:style>
    <style:style style:name="P4" style:family="paragraph" style:parent-style-name="Text_20_body">
      <style:text-properties officeooo:rsid="0014393e" officeooo:paragraph-rsid="0014393e"/>
    </style:style>
    <style:style style:name="P5" style:family="paragraph" style:parent-style-name="Text_20_body">
      <style:text-properties officeooo:rsid="0015c8db" officeooo:paragraph-rsid="0015c8db"/>
    </style:style>
    <style:style style:name="P6" style:family="paragraph" style:parent-style-name="Text_20_body">
      <style:text-properties officeooo:rsid="0015c8db" officeooo:paragraph-rsid="0017a243"/>
    </style:style>
    <style:style style:name="P7" style:family="paragraph" style:parent-style-name="Text_20_body">
      <style:text-properties officeooo:paragraph-rsid="0017a243"/>
    </style:style>
    <style:style style:name="P8" style:family="paragraph" style:parent-style-name="Text_20_body">
      <style:text-properties officeooo:rsid="0019eea4" officeooo:paragraph-rsid="0019eea4"/>
    </style:style>
    <style:style style:name="P9" style:family="paragraph" style:parent-style-name="Text_20_body">
      <style:text-properties officeooo:paragraph-rsid="0019eea4"/>
    </style:style>
    <style:style style:name="P10" style:family="paragraph" style:parent-style-name="Text_20_body">
      <style:paragraph-properties fo:margin-top="0cm" fo:margin-bottom="0cm" loext:contextual-spacing="false"/>
      <style:text-properties officeooo:rsid="0015c8db" officeooo:paragraph-rsid="001a8d7d"/>
    </style:style>
    <style:style style:name="P11" style:family="paragraph" style:parent-style-name="Text_20_body">
      <style:paragraph-properties fo:margin-top="0cm" fo:margin-bottom="0cm" loext:contextual-spacing="false"/>
      <style:text-properties officeooo:rsid="0015c8db" officeooo:paragraph-rsid="0019eea4"/>
    </style:style>
    <style:style style:name="P12" style:family="paragraph" style:parent-style-name="Text_20_body">
      <style:paragraph-properties fo:margin-top="0cm" fo:margin-bottom="0cm" loext:contextual-spacing="false"/>
      <style:text-properties officeooo:rsid="001a8d7d" officeooo:paragraph-rsid="001a8d7d"/>
    </style:style>
    <style:style style:name="P13" style:family="paragraph" style:parent-style-name="Table_20_Contents">
      <style:text-properties officeooo:rsid="0017a243" officeooo:paragraph-rsid="0017a243"/>
    </style:style>
    <style:style style:name="P14" style:family="paragraph" style:parent-style-name="Table_20_Contents">
      <style:paragraph-properties fo:text-align="center" style:justify-single-word="false"/>
      <style:text-properties fo:font-weight="bold" officeooo:rsid="00160b45" officeooo:paragraph-rsid="00160b45" style:font-weight-asian="bold" style:font-weight-complex="bold"/>
    </style:style>
    <style:style style:name="P15" style:family="paragraph" style:parent-style-name="Table_20_Contents">
      <style:text-properties officeooo:rsid="001a8d7d" officeooo:paragraph-rsid="001a8d7d"/>
    </style:style>
    <style:style style:name="P16" style:family="paragraph" style:parent-style-name="Table_20_Contents">
      <style:text-properties officeooo:rsid="001b1299" officeooo:paragraph-rsid="001b1299"/>
    </style:style>
    <style:style style:name="P17" style:family="paragraph" style:parent-style-name="Text_20_body" style:list-style-name="L1">
      <style:text-properties officeooo:rsid="0017a243" officeooo:paragraph-rsid="0017a243"/>
    </style:style>
    <style:style style:name="P18" style:family="paragraph" style:parent-style-name="Text_20_body" style:list-style-name="L1">
      <style:text-properties officeooo:rsid="0019eea4" officeooo:paragraph-rsid="0019eea4"/>
    </style:style>
    <style:style style:name="P19" style:family="paragraph" style:parent-style-name="Text_20_body">
      <style:text-properties officeooo:rsid="0019eea4" officeooo:paragraph-rsid="00234871"/>
    </style:style>
    <style:style style:name="P20" style:family="paragraph" style:parent-style-name="Text_20_body">
      <style:text-properties fo:language="en" fo:country="US" officeooo:rsid="0019eea4" officeooo:paragraph-rsid="0019eea4"/>
    </style:style>
    <style:style style:name="P21" style:family="paragraph" style:parent-style-name="Text_20_body">
      <style:paragraph-properties fo:margin-top="0cm" fo:margin-bottom="0cm" loext:contextual-spacing="false"/>
      <style:text-properties officeooo:rsid="0019eea4" officeooo:paragraph-rsid="001d2372"/>
    </style:style>
    <style:style style:name="P22" style:family="paragraph" style:parent-style-name="Text_20_body">
      <style:paragraph-properties fo:margin-top="0cm" fo:margin-bottom="0cm" loext:contextual-spacing="false"/>
      <style:text-properties officeooo:rsid="0019eea4" officeooo:paragraph-rsid="0023bc27"/>
    </style:style>
    <style:style style:name="P23" style:family="paragraph" style:parent-style-name="Table_20_Contents">
      <style:paragraph-properties fo:text-align="center" style:justify-single-word="false"/>
      <style:text-properties fo:font-weight="bold" officeooo:rsid="0017a243" officeooo:paragraph-rsid="00160b45" style:font-weight-asian="bold" style:font-weight-complex="bold"/>
    </style:style>
    <style:style style:name="T1" style:family="text">
      <style:text-properties officeooo:rsid="0014393e"/>
    </style:style>
    <style:style style:name="T2" style:family="text">
      <style:text-properties fo:font-weight="bold" officeooo:rsid="0014393e" style:font-weight-asian="bold" style:font-weight-complex="bold"/>
    </style:style>
    <style:style style:name="T3" style:family="text">
      <style:text-properties fo:font-weight="bold" officeooo:rsid="00234871" style:font-weight-asian="bold" style:font-weight-complex="bold"/>
    </style:style>
    <style:style style:name="T4" style:family="text">
      <style:text-properties officeooo:rsid="0015c8db"/>
    </style:style>
    <style:style style:name="T5" style:family="text">
      <style:text-properties officeooo:rsid="0017a243"/>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officeooo:rsid="0019eea4"/>
    </style:style>
    <style:style style:name="T9" style:family="text">
      <style:text-properties fo:language="en" fo:country="US" officeooo:rsid="001b1299"/>
    </style:style>
    <style:style style:name="T10" style:family="text">
      <style:text-properties style:font-name="Liberation Serif"/>
    </style:style>
    <style:style style:name="T11" style:family="text">
      <style:text-properties style:font-name="Liberation Serif" fo:language="en" fo:country="US"/>
    </style:style>
    <style:style style:name="T12" style:family="text">
      <style:text-properties style:font-name="Liberation Serif" fo:language="en" fo:country="US" officeooo:rsid="0019eea4"/>
    </style:style>
    <style:style style:name="T13" style:family="text">
      <style:text-properties officeooo:rsid="0019eea4"/>
    </style:style>
    <style:style style:name="T14" style:family="text">
      <style:text-properties officeooo:rsid="001d2372"/>
    </style:style>
    <style:style style:name="T15" style:family="text">
      <style:text-properties officeooo:rsid="0020bd1e"/>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officeooo:rsid="00234871"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hite-box testing. Branch coverage</text:p>
      <text:p text:style-name="Text_20_body"/>
      <text:p text:style-name="P3">White-box tests have been run <text:span text:style-name="T1">with </text:span><text:span text:style-name="T2">gcov</text:span><text:span text:style-name="T1"> tool for GCC compiler. For more infos check </text:span><text:a xlink:type="simple" xlink:href="https://gcc.gnu.org/onlinedocs/gcc/Gcov.html" text:style-name="Internet_20_link" text:visited-style-name="Visited_20_Internet_20_Link"><text:span text:style-name="T1">https://gcc.gnu.org/onlinedocs/gcc/Gcov.html</text:span></text:a></text:p>
      <text:p text:style-name="P4"><text:span text:style-name="T15">T</text:span>ests have been divided into 4 groups, each one testing <text:span text:style-name="T4">one or more specific source code.</text:span></text:p>
      <text:p text:style-name="P5">Source codes to be tested are divided in this way:</text:p>
      <table:table table:name="Tabella1" table:style-name="Tabella1">
        <table:table-column table:style-name="Tabella1.A"/>
        <table:table-column table:style-name="Tabella1.B"/>
        <table:table-row>
          <table:table-cell table:style-name="Tabella1.A1" office:value-type="string">
            <text:p text:style-name="P14">Source code <text:span text:style-name="T5">to be tested</text:span></text:p>
          </table:table-cell>
          <table:table-cell table:style-name="Tabella1.B1" office:value-type="string">
            <text:p text:style-name="P23">Structural test</text:p>
          </table:table-cell>
        </table:table-row>
        <table:table-row>
          <table:table-cell table:style-name="Tabella1.A2" office:value-type="string">
            <text:p text:style-name="P6">basic.tpp</text:p>
          </table:table-cell>
          <table:table-cell table:style-name="Tabella1.B2" office:value-type="string">
            <text:p text:style-name="P13">BASIC-main-test.cpp</text:p>
          </table:table-cell>
        </table:table-row>
        <table:table-row>
          <table:table-cell table:style-name="Tabella1.A2" office:value-type="string">
            <text:p text:style-name="P6">BR.tpp</text:p>
          </table:table-cell>
          <table:table-cell table:style-name="Tabella1.B2" office:value-type="string">
            <text:p text:style-name="P13">BR-main-test.cpp</text:p>
          </table:table-cell>
        </table:table-row>
        <table:table-row>
          <table:table-cell table:style-name="Tabella1.A2" office:value-type="string">
            <text:p text:style-name="P6">DAG.tpp</text:p>
            <text:p text:style-name="P6">DAG-cmp.tpp</text:p>
            <text:p text:style-name="P6">DAG-cover.tpp</text:p>
            <text:p text:style-name="P6">DAG-make.tpp</text:p>
            <text:p text:style-name="P6">DAG-make.tpp</text:p>
            <text:p text:style-name="P6">DAG-sum.tpp</text:p>
          </table:table-cell>
          <table:table-cell table:style-name="Tabella1.B2" office:value-type="string">
            <text:p text:style-name="P13">DAG-main-test.cpp</text:p>
          </table:table-cell>
        </table:table-row>
        <table:table-row>
          <table:table-cell table:style-name="Tabella1.A2" office:value-type="string">
            <text:p text:style-name="P6">IR.tpp</text:p>
            <text:p text:style-name="P6">UIR.tpp</text:p>
          </table:table-cell>
          <table:table-cell table:style-name="Tabella1.B2" office:value-type="string">
            <text:p text:style-name="P13">UIR-main-test.cpp</text:p>
          </table:table-cell>
        </table:table-row>
      </table:table>
      <text:p text:style-name="P5"/>
      <text:p text:style-name="P7"><text:span text:style-name="T5">Structural tests</text:span><text:bookmark text:name="tw-target-text"/><text:span text:style-name="T6"> must meet 100% of the </text:span><text:span text:style-name="T7">Branch Coverage</text:span><text:span text:style-name="T6"> criterion.</text:span></text:p>
      <text:p text:style-name="P7"><text:span text:style-name="T11">When using </text:span><text:span text:style-name="Source_20_Text"><text:span text:style-name="T11">gcov</text:span></text:span><text:span text:style-name="T11">, you must first compile your program with two special GCC options: ‘</text:span><text:span text:style-name="Example"><text:span text:style-name="T11">-fprofile-arcs -ftest-coverage</text:span></text:span><text:span text:style-name="T11">’. This tells the compiler to generate additional information needed by gcov (basically a flow graph of the program) and also includes additional code in the object files for generating the extra profiling information needed by gcov. These additional files are placed in the directory where the object file is located. </text:span></text:p>
      <text:p text:style-name="Text_20_body"><text:span text:style-name="T10">Running the program will cause profile output to be generated. For each source file compiled with </text:span><text:span text:style-name="Example"><text:span text:style-name="T10">-fprofile-arcs</text:span></text:span><text:span text:style-name="T10">, an accompanying </text:span><text:span text:style-name="Example"><text:span text:style-name="T10">.gcda</text:span></text:span><text:span text:style-name="T10"> file will be placed in the object file directory. </text:span></text:p>
      <text:p text:style-name="P7"><text:span text:style-name="T11">Running </text:span><text:span text:style-name="Source_20_Text"><text:span text:style-name="T11">gcov</text:span></text:span><text:span text:style-name="T11"> with your program’s source file names as arguments will now produce a listing of the code along with frequency of execution for each line. </text:span></text:p>
      <text:p text:style-name="P9"><text:span text:style-name="Source_20_Text"><text:span text:style-name="T11">gcov</text:span></text:span><text:span text:style-name="T11"> accepts </text:span><text:span text:style-name="T12">many</text:span><text:span text:style-name="T11"> options: -</text:span><text:span text:style-name="T12">b is used to show branch coverage.</text:span><text:span text:style-name="T11"> </text:span></text:p>
      <text:p text:style-name="P9"><text:soft-page-break/><text:span text:style-name="T12">T</text:span><text:span text:style-name="T13">o run, for example, a structural test for BR.tpp showing branch coverage you must run the commands:</text:span></text:p>
      <text:list xml:id="list4882211831490366591" text:style-name="L1">
        <text:list-item>
          <text:p text:style-name="P17">g++ -std=c++11 -fprofile-arcs -ftest-coverage BR-main-test.cpp </text:p>
        </text:list-item>
        <text:list-item>
          <text:p text:style-name="P18">./a.out</text:p>
        </text:list-item>
        <text:list-item>
          <text:p text:style-name="P18">gcov -b BR-main-test.cpp</text:p>
        </text:list-item>
      </text:list>
      <text:p text:style-name="P19">A BR.tpp.gcov file will be created in which you can see how many times each line of code was executed. </text:p>
      <text:p text:style-name="P9"><text:span text:style-name="T13">From terminal window you will see a short recap showing the percentage of branches taken. 0% and 100% are showed only when they’re </text:span><text:bookmark text:name="tw-target-text1"/><text:span text:style-name="T6">exactly </text:span><text:span text:style-name="T8">0% and 100%.</text:span></text:p>
      <text:p text:style-name="P20"/>
      <text:p text:style-name="P8"><text:span text:style-name="T9">R</text:span><text:span text:style-name="T6">esults of tests that have been run are the following:</text:span></text:p>
      <table:table table:name="Tabella2" table:style-name="Tabella2">
        <table:table-column table:style-name="Tabella2.A"/>
        <table:table-column table:style-name="Tabella2.B"/>
        <table:table-row>
          <table:table-cell table:style-name="Tabella2.A1" office:value-type="string">
            <text:p text:style-name="P15">basic.tpp</text:p>
          </table:table-cell>
          <table:table-cell table:style-name="Tabella2.B1" office:value-type="string">
            <text:p text:style-name="P15">Branches executed:100.00% of 18</text:p>
          </table:table-cell>
        </table:table-row>
        <table:table-row>
          <table:table-cell table:style-name="Tabella2.A2" office:value-type="string">
            <text:p text:style-name="P11">BR.tpp</text:p>
          </table:table-cell>
          <table:table-cell table:style-name="Tabella2.B2" office:value-type="string">
            <text:p text:style-name="P15">Branches executed:100.00% of 20</text:p>
          </table:table-cell>
        </table:table-row>
        <table:table-row>
          <table:table-cell table:style-name="Tabella2.A2" office:value-type="string">
            <text:p text:style-name="P10">DAG.tpp</text:p>
          </table:table-cell>
          <table:table-cell table:style-name="Tabella2.B2" office:value-type="string">
            <text:p text:style-name="P15">Branches executed:100.00% of 54</text:p>
          </table:table-cell>
        </table:table-row>
        <table:table-row>
          <table:table-cell table:style-name="Tabella2.A2" office:value-type="string">
            <text:p text:style-name="P10">DAG-cmp.tpp</text:p>
          </table:table-cell>
          <table:table-cell table:style-name="Tabella2.B2" office:value-type="string">
            <text:p text:style-name="P15">Branches executed:100.00% of 38</text:p>
          </table:table-cell>
        </table:table-row>
        <table:table-row>
          <table:table-cell table:style-name="Tabella2.A2" office:value-type="string">
            <text:p text:style-name="P10">DAG-cover.tpp</text:p>
          </table:table-cell>
          <table:table-cell table:style-name="Tabella2.B2" office:value-type="string">
            <text:p text:style-name="P15">Branches executed:100.00% of 150</text:p>
          </table:table-cell>
        </table:table-row>
        <table:table-row>
          <table:table-cell table:style-name="Tabella2.A2" office:value-type="string">
            <text:p text:style-name="P10">DAG-make.tpp</text:p>
          </table:table-cell>
          <table:table-cell table:style-name="Tabella2.B2" office:value-type="string">
            <text:p text:style-name="P15">Branches executed:100.00% of 30</text:p>
          </table:table-cell>
        </table:table-row>
        <table:table-row>
          <table:table-cell table:style-name="Tabella2.A2" office:value-type="string">
            <text:p text:style-name="P10">DAG-sum.tpp</text:p>
          </table:table-cell>
          <table:table-cell table:style-name="Tabella2.B2" office:value-type="string">
            <text:p text:style-name="P15">Branches executed:100.00% of 154</text:p>
          </table:table-cell>
        </table:table-row>
        <table:table-row>
          <table:table-cell table:style-name="Tabella2.A2" office:value-type="string">
            <text:p text:style-name="P12">IR.tpp</text:p>
          </table:table-cell>
          <table:table-cell table:style-name="Tabella2.B2" office:value-type="string">
            <text:p text:style-name="P16">Branches executed:100.00% of 10</text:p>
          </table:table-cell>
        </table:table-row>
        <table:table-row>
          <table:table-cell table:style-name="Tabella2.A2" office:value-type="string">
            <text:p text:style-name="P12">UIR.tpp</text:p>
          </table:table-cell>
          <table:table-cell table:style-name="Tabella2.B2" office:value-type="string">
            <text:p text:style-name="P16">Branches executed:100.00% of 232</text:p>
          </table:table-cell>
        </table:table-row>
      </table:table>
      <text:p text:style-name="P21"/>
      <text:p text:style-name="P21"><text:span text:style-name="T14">Total branches: 706. Branches executed:100.00% of 706.</text:span></text:p>
      <text:p text:style-name="P21"/>
      <text:p text:style-name="P22"><text:span text:style-name="T3">Note: </text:span><text:span text:style-name="T18">In the directory containing this document you can find a gcov folder in which there are already all the .gcov files generated after all structural tests that meet 100% of branch cover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4729" officeooo:paragraph-rsid="0013472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By G.Ceccoli. Last edited <text:date style:data-style-name="N37" text:date-value="2018-09-05T12:09:21.209113360" text:fixed="true">05/09/18</text:dat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2:08:05.104022093</meta:creation-date>
    <dc:date>2018-09-05T13:53:16.221546024</dc:date>
    <meta:editing-duration>PT26M51S</meta:editing-duration>
    <meta:editing-cycles>11</meta:editing-cycles>
    <meta:generator>LibreOffice/5.1.6.2$Linux_X86_64 LibreOffice_project/10m0$Build-2</meta:generator>
    <meta:document-statistic meta:table-count="2" meta:image-count="0" meta:object-count="0" meta:page-count="2" meta:paragraph-count="54" meta:word-count="386" meta:character-count="2554" meta:non-whitespace-character-count="2218"/>
  </office:meta>
</office:document-meta>
</file>